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or.save( Document metaDoc , ModifiableSource meta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stanti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or.addTemplateConfiguration( Publication template , Default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ntiator.copySource( Publication template , String publicationId , SourceResolver resolver , String publicationsUri ,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stantiator.updateConfiguration( SourceResolver resolver , Publication template , String newPublicationId , String publications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stantiator.removeChildren( MutableConfiguration config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tiator.instantiate( Publication template , String newPublicationId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nstantiator.configureSearchIndex( SourceResolver resolver , Publication template , String newPublicationId , String publications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stantiator.copyDirSource( Publication template , String publicationId , SourceResolver resolver , String publicationsUri ,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stantiator.updateMetaData( SourceResolver resolver , String newPublicationId , String name , String publications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